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3</text:p>
          </table:table-cell>
          <table:table-cell table:style-name="ce44" table:number-columns-repeated="2"/>
          <table:table-cell table:style-name="ce44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1</text:p>
          </table:table-cell>
          <table:table-cell table:style-name="ce43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8.306cm" svg:y="10.43cm" draw:caption-point-x="-0.576cm" draw:caption-point-y="1.64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44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8">28/10/2024</text:date>, <text:time>05:5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9M26S</meta:editing-duration>
    <meta:editing-cycles>1265</meta:editing-cycles>
    <meta:generator>OpenOffice/4.1.15$Win32 OpenOffice.org_project/4115m2$Build-9813</meta:generator>
    <dc:date>2024-10-28T05:57:40.31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